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2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1409in"/>
    </style:style>
    <style:style style:name="co4" style:family="table-column">
      <style:table-column-properties fo:break-before="auto" style:column-width="4.0047in"/>
    </style:style>
    <style:style style:name="co5" style:family="table-column">
      <style:table-column-properties fo:break-before="auto" style:column-width="1.1118in"/>
    </style:style>
    <style:style style:name="co6" style:family="table-column">
      <style:table-column-properties fo:break-before="auto" style:column-width="1.1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-thin #000000" style:border-line-width-bottom="0.0071in 0.0016in 0.0071in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0061</text:p>
          </table:table-cell>
          <table:table-cell office:value-type="string" calcext:value-type="string">
            <text:p>Keyestudio</text:p>
          </table:table-cell>
          <table:table-cell office:value-type="string" calcext:value-type="string">
            <text:p><text:span text:style-name="T1">1602a </text:span>2x16 LCD Module I2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0503</text:p>
          </table:table-cell>
          <table:table-cell office:value-type="string" calcext:value-type="string">
            <text:p>Keyestudio</text:p>
          </table:table-cell>
          <table:table-cell office:value-type="string" calcext:value-type="string">
            <text:p>Pro Micro 5V ATmega32u4 (Leonardo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10A1AB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Pushbutton Switch SPST-NO w/blue LE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3 0.5 x 6mm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ound head machine screw (for LCD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3 0.5 x 10mm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ound head machine screw (for <text:s/>back panel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3 0.5 x 8mm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ound head machine screw (for top cover)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2 0.4 x 6mm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ound head machine screw (for Arduino and MAX3232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1189" calcext:value-type="float">
            <text:p>11189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MAX3232 transcei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/>FH-A-A01B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Fuse holder 5x20m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480425-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Panel mount power connector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0617-1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Mate N Lock connector pin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-01410</text:p>
          </table:table-cell>
          <table:table-cell office:value-type="string" calcext:value-type="string">
            <text:p>Tensility Int. Co.</text:p>
          </table:table-cell>
          <table:table-cell table:style-name="ce3" office:value-type="string" calcext:value-type="string">
            <text:p>Cable 26AWG 2 Cond. Shielded 1 Meter (For internal serial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3/8" Grummet ID=0.244" OD=3/8" T=0.76"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1A / 250V Fuse 5x20m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0085</text:p>
          </table:table-cell>
          <table:table-cell office:value-type="string" calcext:value-type="string">
            <text:p>DTECH</text:p>
          </table:table-cell>
          <table:table-cell office:value-type="string" calcext:value-type="string">
            <text:p>PCIe dual ports RS232 extension car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-640442-9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MTA-100 9 pos 26AWG (Blue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-640442-1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MTA-100 10 pos 26AWG (Blue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-640442-4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MTA-100 4 pos 26 AWG (Blue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-640442-2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MTA-100 2 pos 24 AWG (White)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811/10 300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Ribbon cable 26AWG multicolor (0.5 Meter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10:50:46.06605849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1T15:15:58.759053152</meta:creation-date>
    <dc:date>2021-12-25T11:57:14.946335922</dc:date>
    <meta:editing-duration>PT8H21M47S</meta:editing-duration>
    <meta:editing-cycles>18</meta:editing-cycles>
    <meta:generator>LibreOffice/7.2.2.2$Linux_X86_64 LibreOffice_project/20$Build-2</meta:generator>
    <meta:document-statistic meta:table-count="1" meta:cell-count="82" meta:object-count="0"/>
  </office:meta>
</office:document-meta>
</file>